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4" style:family="paragraph" style:parent-style-name="Standard">
      <style:text-properties fo:font-weight="bold" style:font-weight-asian="bold"/>
    </style:style>
    <style:style style:name="P5" style:family="paragraph" style:parent-style-name="Standard">
      <style:paragraph-properties fo:margin-top="0.071cm" fo:margin-bottom="0.071cm" loext:contextual-spacing="false"/>
      <style:text-properties fo:font-weight="bold" style:font-weight-asian="bold"/>
    </style:style>
    <style:style style:name="P6" style:family="paragraph" style:parent-style-name="Standard">
      <style:paragraph-properties fo:margin-top="0.071cm" fo:margin-bottom="0.071cm" loext:contextual-spacing="false" style:snap-to-layout-grid="false"/>
      <style:text-properties fo:font-weight="bold" style:font-weight-asian="bold"/>
    </style:style>
    <style:style style:name="P7" style:family="paragraph" style:parent-style-name="Standard">
      <style:paragraph-properties fo:margin-top="0.071cm" fo:margin-bottom="0.071cm" loext:contextual-spacing="false" style:snap-to-layout-grid="false"/>
    </style:style>
    <style:style style:name="P8" style:family="paragraph" style:parent-style-name="Heading">
      <style:text-properties officeooo:rsid="00130631" officeooo:paragraph-rsid="00130631"/>
    </style:style>
    <style:style style:name="P9" style:family="paragraph" style:parent-style-name="Heading">
      <style:paragraph-properties fo:margin-top="0cm" fo:margin-bottom="0.706cm" loext:contextual-spacing="false"/>
      <style:text-properties fo:font-size="20pt" style:font-size-asian="20pt"/>
    </style:style>
    <style:style style:name="P10"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11" style:family="paragraph" style:parent-style-name="level_20_3_20_text">
      <style:paragraph-properties fo:margin-left="2.381cm" fo:margin-right="0cm" fo:text-indent="0cm" style:auto-text-indent="false"/>
    </style:style>
    <style:style style:name="P12" style:family="paragraph" style:parent-style-name="level_20_3_20_text">
      <style:paragraph-properties fo:margin-left="2.381cm" fo:margin-right="0cm" fo:text-indent="0cm" style:auto-text-indent="false"/>
      <style:text-properties style:font-name="Times New Roman" style:font-name-complex="Times New Roman"/>
    </style:style>
    <style:style style:name="P13" style:family="paragraph" style:parent-style-name="ByLine">
      <style:paragraph-properties fo:text-align="end" style:justify-single-word="false"/>
    </style:style>
    <style:style style:name="P14" style:family="paragraph" style:parent-style-name="ByLine">
      <style:text-properties officeooo:rsid="00130631" officeooo:paragraph-rsid="00130631"/>
    </style:style>
    <style:style style:name="P15" style:family="paragraph" style:parent-style-name="Heading_20_1" style:master-page-name="Convert_20_2">
      <style:paragraph-properties style:page-number="1"/>
    </style:style>
    <style:style style:name="P16" style:family="paragraph" style:parent-style-name="TOCEntry" style:master-page-name="Convert_20_1">
      <style:paragraph-properties style:page-number="auto"/>
    </style:style>
    <style:style style:name="P17" style:family="paragraph" style:parent-style-name="template">
      <style:text-properties officeooo:rsid="00143863" officeooo:paragraph-rsid="00143863"/>
    </style:style>
    <style:style style:name="P18" style:family="paragraph" style:parent-style-name="line" style:master-page-name="Standard">
      <style:paragraph-properties style:page-number="1"/>
      <style:text-properties fo:language="none" fo:country="none" style:language-asian="none" style:country-asian="none"/>
    </style:style>
    <style:style style:name="T1" style:family="text">
      <style:text-properties fo:font-size="12pt" style:font-size-asian="12pt"/>
    </style:style>
    <style:style style:name="T2" style:family="text">
      <style:text-properties fo:language="none" fo:country="none" style:language-asian="none" style:country-asian="none"/>
    </style:style>
    <style:style style:name="T3" style:family="text">
      <style:text-properties fo:font-style="normal" style:font-style-asian="normal"/>
    </style:style>
    <style:style style:name="T4" style:family="text">
      <style:text-properties officeooo:rsid="0013063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Heading">Software Requirements Specification</text:p>
      <text:p text:style-name="P9">for</text:p>
      <text:p text:style-name="P8">TopNotes:An Online Notes Sharing App</text:p>
      <text:p text:style-name="ByLine">Version 1.0 approved</text:p>
      <text:p text:style-name="P13">Prepared by <text:s/><text:span text:style-name="T4">Amit Kishor Raturi</text:span></text:p>
      <text:p text:style-name="P14">Dept. Of Computer Science &amp; Eng.</text:p>
      <text:p text:style-name="P14">February 04 , 2019</text:p>
      <text:p text:style-name="P16"><text:bookmark-start text:name="__RefHeading___Toc26969053"/>Table of Contents<text:bookmark-end text:name="__RefHeading___Toc26969053"/></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26969053" text:style-name="Index_20_Link" text:visited-style-name="Index_20_Link">ii</text:a></text:p>
          <text:p text:style-name="Contents_20_1">Revision History<text:tab/><text:a xlink:type="simple" xlink:href="#__RefHeading___Toc26969054" text:style-name="Index_20_Link" text:visited-style-name="Index_20_Link">ii</text:a></text:p>
          <text:p text:style-name="Contents_20_1">1.<text:tab/>Introduction<text:tab/><text:a xlink:type="simple" xlink:href="#__RefHeading___Toc26969055" text:style-name="Index_20_Link" text:visited-style-name="Index_20_Link">1</text:a></text:p>
          <text:p text:style-name="P10"><text:span text:style-name="T2">1.1<text:tab/>Purpose<text:tab/></text:span><text:a xlink:type="simple" xlink:href="#__RefHeading___Toc26969056" text:style-name="Index_20_Link" text:visited-style-name="Index_20_Link"><text:span text:style-name="T2">1</text:span></text:a></text:p>
          <text:p text:style-name="P10"><text:span text:style-name="T2">1.2<text:tab/>Document Conventions<text:tab/></text:span><text:a xlink:type="simple" xlink:href="#__RefHeading___Toc26969057" text:style-name="Index_20_Link" text:visited-style-name="Index_20_Link"><text:span text:style-name="T2">1</text:span></text:a></text:p>
          <text:p text:style-name="P10"><text:span text:style-name="T2">1.3<text:tab/>Intended Audience and Reading Suggestions<text:tab/></text:span><text:a xlink:type="simple" xlink:href="#__RefHeading___Toc26969058" text:style-name="Index_20_Link" text:visited-style-name="Index_20_Link"><text:span text:style-name="T2">1</text:span></text:a></text:p>
          <text:p text:style-name="P10"><text:span text:style-name="T2">1.4<text:tab/>Project Scope<text:tab/></text:span><text:a xlink:type="simple" xlink:href="#__RefHeading___Toc26969059" text:style-name="Index_20_Link" text:visited-style-name="Index_20_Link"><text:span text:style-name="T2">1</text:span></text:a></text:p>
          <text:p text:style-name="P10"><text:span text:style-name="T2">1.5<text:tab/>References<text:tab/></text:span><text:a xlink:type="simple" xlink:href="#__RefHeading___Toc26969060" text:style-name="Index_20_Link" text:visited-style-name="Index_20_Link"><text:span text:style-name="T2">1</text:span></text:a></text:p>
          <text:p text:style-name="Contents_20_1">2.<text:tab/>Overall Description<text:tab/><text:a xlink:type="simple" xlink:href="#__RefHeading___Toc26969061" text:style-name="Index_20_Link" text:visited-style-name="Index_20_Link">2</text:a></text:p>
          <text:p text:style-name="P10"><text:span text:style-name="T2">2.1<text:tab/>Product Perspective<text:tab/></text:span><text:a xlink:type="simple" xlink:href="#__RefHeading___Toc26969062" text:style-name="Index_20_Link" text:visited-style-name="Index_20_Link"><text:span text:style-name="T2">2</text:span></text:a></text:p>
          <text:p text:style-name="P10"><text:span text:style-name="T2">2.2<text:tab/>Product Features<text:tab/></text:span><text:a xlink:type="simple" xlink:href="#__RefHeading___Toc26969063" text:style-name="Index_20_Link" text:visited-style-name="Index_20_Link"><text:span text:style-name="T2">2</text:span></text:a></text:p>
          <text:p text:style-name="P10"><text:span text:style-name="T2">2.3<text:tab/>User Classes and Characteristics<text:tab/></text:span><text:a xlink:type="simple" xlink:href="#__RefHeading___Toc26969064" text:style-name="Index_20_Link" text:visited-style-name="Index_20_Link"><text:span text:style-name="T2">2</text:span></text:a></text:p>
          <text:p text:style-name="P10"><text:span text:style-name="T2">2.4<text:tab/>Operating Environment<text:tab/></text:span><text:a xlink:type="simple" xlink:href="#__RefHeading___Toc26969065" text:style-name="Index_20_Link" text:visited-style-name="Index_20_Link"><text:span text:style-name="T2">2</text:span></text:a></text:p>
          <text:p text:style-name="P10"><text:span text:style-name="T2">2.5<text:tab/>Design and Implementation Constraints<text:tab/></text:span><text:a xlink:type="simple" xlink:href="#__RefHeading___Toc26969066" text:style-name="Index_20_Link" text:visited-style-name="Index_20_Link"><text:span text:style-name="T2">2</text:span></text:a></text:p>
          <text:p text:style-name="P10"><text:span text:style-name="T2">2.6<text:tab/>User Documentation<text:tab/></text:span><text:a xlink:type="simple" xlink:href="#__RefHeading___Toc26969067" text:style-name="Index_20_Link" text:visited-style-name="Index_20_Link"><text:span text:style-name="T2">2</text:span></text:a></text:p>
          <text:p text:style-name="P10"><text:span text:style-name="T2">2.7<text:tab/>Assumptions and Dependencies<text:tab/></text:span><text:a xlink:type="simple" xlink:href="#__RefHeading___Toc26969068" text:style-name="Index_20_Link" text:visited-style-name="Index_20_Link"><text:span text:style-name="T2">3</text:span></text:a></text:p>
          <text:p text:style-name="Contents_20_1">3.<text:tab/>System Features<text:tab/><text:a xlink:type="simple" xlink:href="#__RefHeading___Toc26969069" text:style-name="Index_20_Link" text:visited-style-name="Index_20_Link">3</text:a></text:p>
          <text:p text:style-name="P10"><text:span text:style-name="T2">3.1<text:tab/>System Feature 1<text:tab/></text:span><text:a xlink:type="simple" xlink:href="#__RefHeading___Toc26969070" text:style-name="Index_20_Link" text:visited-style-name="Index_20_Link"><text:span text:style-name="T2">3</text:span></text:a></text:p>
          <text:p text:style-name="P10"><text:span text:style-name="T2">3.2<text:tab/>System Feature 2 (and so on)<text:tab/></text:span><text:a xlink:type="simple" xlink:href="#__RefHeading___Toc26969071" text:style-name="Index_20_Link" text:visited-style-name="Index_20_Link"><text:span text:style-name="T2">4</text:span></text:a></text:p>
          <text:p text:style-name="Contents_20_1">4.<text:tab/>External Interface Requirements<text:tab/><text:a xlink:type="simple" xlink:href="#__RefHeading___Toc26969072" text:style-name="Index_20_Link" text:visited-style-name="Index_20_Link">4</text:a></text:p>
          <text:p text:style-name="P10"><text:span text:style-name="T2">4.1<text:tab/>User Interfaces<text:tab/></text:span><text:a xlink:type="simple" xlink:href="#__RefHeading___Toc26969073" text:style-name="Index_20_Link" text:visited-style-name="Index_20_Link"><text:span text:style-name="T2">4</text:span></text:a></text:p>
          <text:p text:style-name="P10"><text:span text:style-name="T2">4.2<text:tab/>Hardware Interfaces<text:tab/></text:span><text:a xlink:type="simple" xlink:href="#__RefHeading___Toc26969074" text:style-name="Index_20_Link" text:visited-style-name="Index_20_Link"><text:span text:style-name="T2">4</text:span></text:a></text:p>
          <text:p text:style-name="P10"><text:span text:style-name="T2">4.3<text:tab/>Software Interfaces<text:tab/></text:span><text:a xlink:type="simple" xlink:href="#__RefHeading___Toc26969075" text:style-name="Index_20_Link" text:visited-style-name="Index_20_Link"><text:span text:style-name="T2">4</text:span></text:a></text:p>
          <text:p text:style-name="P10"><text:span text:style-name="T2">4.4<text:tab/>Communications Interfaces<text:tab/></text:span><text:a xlink:type="simple" xlink:href="#__RefHeading___Toc26969076" text:style-name="Index_20_Link" text:visited-style-name="Index_20_Link"><text:span text:style-name="T2">4</text:span></text:a></text:p>
          <text:p text:style-name="Contents_20_1">5.<text:tab/>Other Nonfunctional Requirements<text:tab/><text:a xlink:type="simple" xlink:href="#__RefHeading___Toc26969077" text:style-name="Index_20_Link" text:visited-style-name="Index_20_Link">5</text:a></text:p>
          <text:p text:style-name="P10"><text:span text:style-name="T2">5.1<text:tab/>Performance Requirements<text:tab/></text:span><text:a xlink:type="simple" xlink:href="#__RefHeading___Toc26969078" text:style-name="Index_20_Link" text:visited-style-name="Index_20_Link"><text:span text:style-name="T2">5</text:span></text:a></text:p>
          <text:p text:style-name="P10"><text:span text:style-name="T2">5.2<text:tab/>Safety Requirements<text:tab/></text:span><text:a xlink:type="simple" xlink:href="#__RefHeading___Toc26969079" text:style-name="Index_20_Link" text:visited-style-name="Index_20_Link"><text:span text:style-name="T2">5</text:span></text:a></text:p>
          <text:p text:style-name="P10"><text:span text:style-name="T2">5.3<text:tab/>Security Requirements<text:tab/></text:span><text:a xlink:type="simple" xlink:href="#__RefHeading___Toc26969080" text:style-name="Index_20_Link" text:visited-style-name="Index_20_Link"><text:span text:style-name="T2">5</text:span></text:a></text:p>
          <text:p text:style-name="P10"><text:span text:style-name="T2">5.4<text:tab/>Software Quality Attributes<text:tab/></text:span><text:a xlink:type="simple" xlink:href="#__RefHeading___Toc26969081" text:style-name="Index_20_Link" text:visited-style-name="Index_20_Link"><text:span text:style-name="T2">5</text:span></text:a></text:p>
          <text:p text:style-name="Contents_20_1">6.<text:tab/>Other Requirements<text:tab/><text:a xlink:type="simple" xlink:href="#__RefHeading___Toc26969082" text:style-name="Index_20_Link" text:visited-style-name="Index_20_Link">5</text:a></text:p>
          <text:p text:style-name="Contents_20_1">Appendix A: Glossary<text:tab/><text:a xlink:type="simple" xlink:href="#__RefHeading___Toc26969083" text:style-name="Index_20_Link" text:visited-style-name="Index_20_Link">5</text:a></text:p>
          <text:p text:style-name="Contents_20_1">Appendix B: Analysis Models<text:tab/><text:a xlink:type="simple" xlink:href="#__RefHeading___Toc26969084" text:style-name="Index_20_Link" text:visited-style-name="Index_20_Link">6</text:a></text:p>
          <text:p text:style-name="Contents_20_1">Appendix C: Issues List<text:tab/><text:a xlink:type="simple" xlink:href="#__RefHeading___Toc26969085" text:style-name="Index_20_Link" text:visited-style-name="Index_20_Link">6</text:a></text:p>
        </text:index-body>
      </text:table-of-content>
      <text:p text:style-name="P3"/>
      <text:p text:style-name="P3"/>
      <text:p text:style-name="TOCEntry"><text:bookmark-start text:name="__RefHeading___Toc26969054"/>Revision History<text:bookmark-end text:name="__RefHeading___Toc2696905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Name</text:p>
          </table:table-cell>
          <table:table-cell table:style-name="Table1.B1" office:value-type="string">
            <text:p text:style-name="P5">Date</text:p>
          </table:table-cell>
          <table:table-cell table:style-name="Table1.B1" office:value-type="string">
            <text:p text:style-name="P5">Reason For Changes</text:p>
          </table:table-cell>
          <table:table-cell table:style-name="Table1.D1" office:value-type="string">
            <text:p text:style-name="P5">Version</text:p>
          </table:table-cell>
        </table:table-row>
        <table:table-row table:style-name="Table1.1">
          <table:table-cell table:style-name="Table1.A2" office:value-type="string">
            <text:p text:style-name="P6"/>
          </table:table-cell>
          <table:table-cell table:style-name="Table1.B2" office:value-type="string">
            <text:p text:style-name="P7"/>
          </table:table-cell>
          <table:table-cell table:style-name="Table1.B2" office:value-type="string">
            <text:p text:style-name="P7"/>
          </table:table-cell>
          <table:table-cell table:style-name="Table1.D2" office:value-type="string">
            <text:p text:style-name="P7"/>
          </table:table-cell>
        </table:table-row>
        <table:table-row table:style-name="Table1.1">
          <table:table-cell table:style-name="Table1.A3" office:value-type="string">
            <text:p text:style-name="P7"/>
          </table:table-cell>
          <table:table-cell table:style-name="Table1.B3" office:value-type="string">
            <text:p text:style-name="P7"/>
          </table:table-cell>
          <table:table-cell table:style-name="Table1.B3" office:value-type="string">
            <text:p text:style-name="P7"/>
          </table:table-cell>
          <table:table-cell table:style-name="Table1.D3" office:value-type="string">
            <text:p text:style-name="P7"/>
          </table:table-cell>
        </table:table-row>
      </table:table>
      <text:p text:style-name="P4"/>
      <text:p text:style-name="P4"/>
      <text:h text:style-name="P15" text:outline-level="1"><text:bookmark-start text:name="__RefHeading___Toc26969055"/>Introduction<text:bookmark-end text:name="__RefHeading___Toc26969055"/></text:h>
      <text:h text:style-name="Heading_20_2" text:outline-level="2"><text:bookmark-start text:name="__RefHeading___Toc26969056"/>Purpose <text:bookmark-end text:name="__RefHeading___Toc26969056"/></text:h>
      <text:p text:style-name="template">&lt;Identify the product whose software requirements are specified in this document, including the revision or release number. Describe the scope of the product that is covered by this SRS, particularly if this SRS describes only part of the system or a single subsystem.&gt;</text:p>
      <text:p text:style-name="P17">The purpose of this SRS document is to </text:p>
      <text:h text:style-name="Heading_20_2" text:outline-level="2"><text:bookmark-start text:name="__RefHeading___Toc26969057"/>Document Conventions<text:bookmark-end text:name="__RefHeading___Toc26969057"/></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_20_2" text:outline-level="2"><text:bookmark-start text:name="__RefHeading___Toc26969058"/>Intended Audience and Reading Suggestions<text:bookmark-end text:name="__RefHeading___Toc26969058"/></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h text:style-name="Heading_20_2" text:outline-level="2"><text:bookmark-start text:name="__RefHeading___Toc26969059"/>Project Scope<text:bookmark-end text:name="__RefHeading___Toc26969059"/></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 An SRS that specifies the next release of an evolving product should contain its own scope statement as a subset of the long-term strategic product vision.&gt;</text:p>
      <text:h text:style-name="Heading_20_2" text:outline-level="2"><text:bookmark-start text:name="__RefHeading___Toc26969060"/>References<text:bookmark-end text:name="__RefHeading___Toc26969060"/></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text:bookmark-start text:name="__RefHeading___Toc26969061"/><text:soft-page-break/>Overall Description<text:bookmark-end text:name="__RefHeading___Toc26969061"/></text:h>
      <text:h text:style-name="Heading_20_2" text:outline-level="2"><text:bookmark-start text:name="__RefHeading___Toc26969062"/>Product Perspective<text:bookmark-end text:name="__RefHeading___Toc26969062"/></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_20_2" text:outline-level="2"><text:bookmark-start text:name="__RefHeading___Toc26969063"/>Product Features<text:bookmark-end text:name="__RefHeading___Toc26969063"/></text:h>
      <text:p text:style-name="template">&lt;Summarize the major features the product contains or the significant functions that it performs or lets the user perform. Details will be provided in Section 3, so only a high level summary <text:s/>is needed here. Organize the functions to make them understandable to any reader of the SRS. A picture of the major groups of related requirements and how they relate, such as a top level data flow diagram or a class diagram, is often effective.&gt;</text:p>
      <text:h text:style-name="Heading_20_2" text:outline-level="2"><text:bookmark-start text:name="__RefHeading___Toc26969064"/>User Classes and Characteristics<text:bookmark-end text:name="__RefHeading___Toc26969064"/></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favored user classes from those who are less important to satisfy.&gt;</text:p>
      <text:h text:style-name="Heading_20_2" text:outline-level="2"><text:bookmark-start text:name="__RefHeading___Toc26969065"/>Operating Environment<text:bookmark-end text:name="__RefHeading___Toc26969065"/></text:h>
      <text:p text:style-name="template">&lt;Describe the environment in which the software will operate, including the hardware platform, operating system and versions, and any other software components or applications with which it must peacefully coexist.&gt;</text:p>
      <text:h text:style-name="Heading_20_2" text:outline-level="2"><text:bookmark-start text:name="__RefHeading___Toc26969066"/>Design and Implementation Constraints<text:bookmark-end text:name="__RefHeading___Toc26969066"/></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2" text:outline-level="2"><text:bookmark-start text:name="__RefHeading___Toc26969067"/>User Documentation<text:bookmark-end text:name="__RefHeading___Toc26969067"/></text:h>
      <text:p text:style-name="template">&lt;List the user documentation components (such as user manuals, on-line help, and tutorials) that will be delivered along with the software. Identify any known user documentation delivery formats or standards.&gt;</text:p>
      <text:h text:style-name="Heading_20_2" text:outline-level="2"><text:bookmark-start text:name="__RefHeading___Toc26969068"/><text:soft-page-break/>Assumptions and Dependencies<text:bookmark-end text:name="__RefHeading___Toc26969068"/></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text:bookmark-start text:name="__RefHeading___Toc26969069"/>System Features<text:bookmark-end text:name="__RefHeading___Toc26969069"/></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26969070"/>System Feature 1<text:bookmark-end text:name="__RefHeading___Toc26969070"/></text:h>
      <text:p text:style-name="template">&lt;Don’t really say “System Feature 1.” State the feature name in just a few words.&gt;</text:p>
      <text:p text:style-name="level_20_4">3.1.1<text:tab/>Description and Priority</text:p>
      <text:p text:style-name="P11">&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3.1.2<text:tab/>Stimulus/Response Sequences</text:p>
      <text:p text:style-name="P11">&lt;List the sequences of user actions and system responses that stimulate the behavior defined for this feature. These will correspond to the dialog elements associated with use cases.&gt;</text:p>
      <text:p text:style-name="level_20_4">3.1.3<text:tab/>Functional Requirements</text:p>
      <text:p text:style-name="P11">&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12"/>
      <text:p text:style-name="P11">&lt;Each requirement should be uniquely identified with a sequence number or a meaningful tag of some kind.&gt;</text:p>
      <text:p text:style-name="P12"/>
      <text:p text:style-name="requirement">REQ-1:<text:tab/></text:p>
      <text:p text:style-name="requirement">REQ-2:<text:tab/></text:p>
      <text:h text:style-name="Heading_20_2" text:outline-level="2"><text:bookmark-start text:name="__RefHeading___Toc26969071"/><text:soft-page-break/>System Feature 2 (and so on)<text:bookmark-end text:name="__RefHeading___Toc26969071"/></text:h>
      <text:h text:style-name="Heading_20_1" text:outline-level="1"><text:bookmark-start text:name="__RefHeading___Toc26969072"/>External Interface Requirements<text:bookmark-end text:name="__RefHeading___Toc26969072"/></text:h>
      <text:h text:style-name="Heading_20_2" text:outline-level="2"><text:bookmark-start text:name="__RefHeading___Toc26969073"/>User Interfaces<text:bookmark-end text:name="__RefHeading___Toc26969073"/></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text:bookmark-start text:name="__RefHeading___Toc26969074"/>Hardware Interfaces<text:bookmark-end text:name="__RefHeading___Toc26969074"/></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text:bookmark-start text:name="__RefHeading___Toc26969075"/>Software Interfaces<text:bookmark-end text:name="__RefHeading___Toc26969075"/></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text:bookmark-start text:name="__RefHeading___Toc26969076"/>Communications Interfaces<text:bookmark-end text:name="__RefHeading___Toc26969076"/></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26969077"/><text:soft-page-break/>Other Nonfunctional Requirements<text:bookmark-end text:name="__RefHeading___Toc26969077"/></text:h>
      <text:h text:style-name="Heading_20_2" text:outline-level="2"><text:bookmark-start text:name="__RefHeading___Toc26969078"/>Performance Requirements<text:bookmark-end text:name="__RefHeading___Toc26969078"/></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text:bookmark-start text:name="__RefHeading___Toc26969079"/>Safety Requirements<text:bookmark-end text:name="__RefHeading___Toc26969079"/></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26969080"/>Security Requirements<text:bookmark-end text:name="__RefHeading___Toc26969080"/></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bookmark-start text:name="__RefHeading___Toc26969081"/>Software Quality Attributes<text:bookmark-end text:name="__RefHeading___Toc26969081"/></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text:bookmark-start text:name="__RefHeading___Toc26969082"/>Other Requirements<text:bookmark-end text:name="__RefHeading___Toc26969082"/></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bookmark-start text:name="__RefHeading___Toc26969083"/>Appendix A: Glossary<text:bookmark-end text:name="__RefHeading___Toc26969083"/></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_RefHeading___Toc26969084"/><text:soft-page-break/>Appendix B: Analysis Models<text:bookmark-end text:name="__RefHeading___Toc26969084"/></text:p>
      <text:p text:style-name="template">&lt;Optionally, include any pertinent analysis models, such as data flow diagrams, class diagrams, state-transition diagrams, or entity-relationship diagrams<text:span text:style-name="T3">.&gt;</text:span></text:p>
      <text:p text:style-name="TOCEntry"><text:bookmark-start text:name="__RefHeading___Toc26969085"/>Appendix C: Issues List<text:bookmark-end text:name="__RefHeading___Toc26969085"/></text:p>
      <text:p text:style-name="template">&lt; This is a dynamic list of the open requirements issues that remain to be resolved, including TBDs, pending decisions, information that is needed, conflicts awaiting resolution, and the lik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6</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Karl Wiegers</meta:initial-creator>
    <meta:creation-date>2006-09-21T00:20:00</meta:creation-date>
    <dc:date>2019-02-04T09:34:53.828663165</dc:date>
    <meta:editing-cycles>6</meta:editing-cycles>
    <meta:editing-duration>PT26M41S</meta:editing-duration>
    <meta:generator>LibreOffice/6.0.3.2$Linux_X86_64 LibreOffice_project/00m0$Build-2</meta:generator>
    <meta:document-statistic meta:table-count="1" meta:image-count="0" meta:object-count="0" meta:page-count="8" meta:paragraph-count="115" meta:word-count="1949" meta:character-count="13074" meta:non-whitespace-character-count="11259"/>
    <meta:user-defined meta:name="dgnword-docGUID">dgnword-docGUID</meta:user-defined>
    <meta:user-defined meta:name="dgnword-eventsink">dgnword-eventsink</meta:user-defined>
  </office:meta>
</office:document-meta>
</file>